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b78" officeooo:paragraph-rsid="00153b78"/>
    </style:style>
    <style:style style:name="P2" style:family="paragraph" style:parent-style-name="Standard">
      <style:text-properties fo:font-weight="bold" officeooo:rsid="00153b78" officeooo:paragraph-rsid="00153b78" style:font-weight-asian="bold" style:font-weight-complex="bold"/>
    </style:style>
    <style:style style:name="T1" style:family="text">
      <style:text-properties officeooo:rsid="00172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</text:p>
      <text:p text:style-name="P1">How do you check Version Control?</text:p>
      <text:p text:style-name="P1"/>
      <text:p text:style-name="P1">Syn<text:span text:style-name="T1">ta</text:span>x on branches and tags</text:p>
      <text:p text:style-name="P1"/>
      <text:p text:style-name="P1">How do you do unit testing?</text:p>
      <text:p text:style-name="P1"/>
      <text:p text:style-name="P1">Programming standards</text:p>
      <text:p text:style-name="P1"/>
      <text:p text:style-name="P1">IDE's</text:p>
      <text:p text:style-name="P1"/>
      <text:p text:style-name="P1">standards </text:p>
      <text:p text:style-name="P1">Make files</text:p>
      <text:p text:style-name="P1"/>
      <text:p text:style-name="P1">Stories</text:p>
      <text:p text:style-name="P1"/>
      <text:p text:style-name="P1">TPS reports</text:p>
      <text:p text:style-name="P1"/>
      <text:p text:style-name="P1">Install</text:p>
      <text:p text:style-name="P1"/>
      <text:p text:style-name="P1">Maintenance</text:p>
      <text:p text:style-name="P1"/>
      <text:p text:style-name="P1">Updates </text:p>
      <text:p text:style-name="P1"/>
      <text:p text:style-name="P1">Security </text:p>
      <text:p text:style-name="P1"/>
      <text:p text:style-name="P1">User Documentation </text:p>
      <text:p text:style-name="P1"/>
      <text:p text:style-name="P1">Full System Testing</text:p>
      <text:p text:style-name="P1"/>
      <text:p text:style-name="P1">Overall – Intro, how to use the TPS and stories, how to figure it out?</text:p>
      <text:p text:style-name="P1"/>
      <text:p text:style-name="P1">Source Code</text:p>
      <text:p text:style-name="P1"/>
      <text:p text:style-name="P1">Deployment</text:p>
      <text:p text:style-name="P1"/>
      <text:p text:style-name="P1">Global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3-19T10:37:11.979086872</meta:creation-date>
    <dc:date>2017-03-19T10:42:55.567926076</dc:date>
    <dc:creator>Andrew Burcroff</dc:creator>
    <meta:editing-duration>PT1M2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55" meta:character-count="339" meta:non-whitespace-character-count="299"/>
  </office:meta>
</office:document-meta>
</file>